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font-weight="bold" style:font-weight-asian="bold" style:font-weight-complex="bold" fo:color="#000000" fo:font-size="10pt" style:font-size-asian="10pt" style:font-size-complex="10pt" style:language-asian="en" style:country-asian="GB"/>
    </style:style>
    <style:style style:name="P2"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n" style:country-asian="GB"/>
    </style:style>
    <style:style style:name="P3"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n" style:country-asian="GB"/>
    </style:style>
    <style:style style:name="P4"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n" style:country-asian="GB"/>
    </style:style>
    <style:style style:name="P5"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n" style:country-asian="GB"/>
    </style:style>
    <style:style style:name="P6"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n" style:country-asian="GB"/>
    </style:style>
    <style:style style:name="P7"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font-weight="bold" style:font-weight-asian="bold" style:font-weight-complex="bold" fo:color="#000000" fo:font-size="10pt" style:font-size-asian="10pt" style:font-size-complex="10pt" style:language-asian="en" style:country-asian="GB"/>
    </style:style>
    <style:style style:name="P8" style:parent-style-name="HTMLPreformatted" style:family="paragraph">
      <style:paragraph-properties style:line-break="normal" fo:background-color="#FFFFFF"/>
    </style:style>
    <style:style style:name="T9" style:parent-style-name="ggboefpdpvb" style:family="text">
      <style:text-properties style:font-name="Lucida Console" fo:color="#000000"/>
    </style:style>
    <style:style style:name="T10" style:parent-style-name="ggboefpdpvb" style:family="text">
      <style:text-properties style:font-name="Lucida Console" fo:color="#000000"/>
    </style:style>
    <style:style style:name="P11" style:parent-style-name="HTMLPreformatted" style:family="paragraph">
      <style:paragraph-properties style:line-break="normal" fo:background-color="#FFFFFF"/>
    </style:style>
    <style:style style:name="T12" style:parent-style-name="ggboefpdpvb" style:family="text">
      <style:text-properties style:font-name="Lucida Console" fo:color="#000000"/>
    </style:style>
    <style:style style:name="P13" style:parent-style-name="Normal" style:family="paragraph">
      <style:paragraph-properties style:line-break="normal"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fo:font-size="10pt" style:font-size-asian="10pt" style:font-size-complex="10pt" style:language-asian="en" style:country-asian="GB"/>
    </style:style>
    <style:style style:name="P14" style:parent-style-name="Normal" style:family="paragraph">
      <style:text-properties fo:font-weight="bold" style:font-weight-asian="bold" style:font-weight-complex="bold"/>
    </style:style>
    <style:style style:name="P15" style:parent-style-name="HTMLPreformatted" style:family="paragraph">
      <style:paragraph-properties style:line-break="normal" fo:background-color="#FFFFFF"/>
    </style:style>
    <style:style style:name="T16" style:parent-style-name="ggboefpdpvb" style:family="text">
      <style:text-properties style:font-name="Lucida Console" fo:color="#000000"/>
    </style:style>
    <style:style style:name="T17" style:parent-style-name="ggboefpdpvb" style:family="text">
      <style:text-properties style:font-name="Lucida Console" fo:color="#000000"/>
    </style:style>
    <style:style style:name="P18" style:parent-style-name="HTMLPreformatted" style:family="paragraph">
      <style:paragraph-properties style:line-break="normal" fo:background-color="#FFFFFF"/>
    </style:style>
    <style:style style:name="T19" style:parent-style-name="ggboefpdpvb" style:family="text">
      <style:text-properties style:font-name="Lucida Console" fo:color="#000000"/>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HTMLPreformatted" style:family="paragraph">
      <style:paragraph-properties style:line-break="normal" fo:background-color="#FFFFFF"/>
    </style:style>
    <style:style style:name="T23" style:parent-style-name="ggboefpdpvb" style:family="text">
      <style:text-properties style:font-name="Lucida Console" fo:color="#000000"/>
    </style:style>
    <style:style style:name="P24" style:parent-style-name="HTMLPreformatted" style:family="paragraph">
      <style:paragraph-properties style:line-break="normal" fo:background-color="#FFFFFF"/>
    </style:style>
    <style:style style:name="T25" style:parent-style-name="ggboefpdpvb" style:family="text">
      <style:text-properties style:font-name="Lucida Console" fo:color="#000000"/>
    </style:style>
    <style:style style:name="P26" style:parent-style-name="HTMLPreformatted" style:family="paragraph">
      <style:paragraph-properties style:line-break="normal" fo:background-color="#FFFFFF"/>
    </style:style>
    <style:style style:name="T27" style:parent-style-name="ggboefpdpvb" style:family="text">
      <style:text-properties style:font-name="Lucida Console" fo:color="#000000"/>
    </style:style>
    <style:style style:name="T28" style:parent-style-name="ggboefpdpvb" style:family="text">
      <style:text-properties style:font-name="Lucida Console" fo:color="#000000"/>
    </style:style>
    <style:style style:name="T29" style:parent-style-name="ggboefpdpvb" style:family="text">
      <style:text-properties style:font-name="Lucida Console" fo:color="#000000"/>
    </style:style>
  </office:automatic-styles>
  <office:body>
    <office:text text:use-soft-page-breaks="true">
      <text:p text:style-name="P1">Base-case</text:p>
      <text:p text:style-name="P2"/>
      <text:p text:style-name="P3"><text:tab/><text:tab/><text:tab/><text:tab/>observed_UK_3L Dutch_observed_3L GER_observed_3L FR_observed_3L SPAIN_observed_3L</text:p>
      <text:p text:style-name="P4">Uncomplicated diabetes <text:s text:c="9"/>0.785 <text:s text:c="9"/>0.799335 <text:s text:c="6"/>0.8773803 <text:s text:c="6"/>0.728855 <text:s text:c="8"/>0.7799969</text:p>
      <text:p text:style-name="P5"/>
      <text:p text:style-name="P6"/>
      <text:p text:style-name="P7">Running the equations with disutility<text:s/>and eq5d</text:p>
      <text:p text:style-name="P8"><text:span text:style-name="T9"><text:tab/></text:span><text:span text:style-name="T10"><text:tab/>observed_UK_3L Dutch_observed_3L GER_observed_3L FR_observed_3L SPAIN_observed_3L</text:span></text:p>
      <text:p text:style-name="P11"><text:span text:style-name="T12">Disutility <text:s text:c="8"/>-0.208 <text:s text:c="6"/>-0.01952393 <text:s text:c="5"/>0.03103027 <text:s text:c="5"/>-0.149817 <text:s text:c="7"/>-0.2262805</text:span></text:p>
      <text:p text:style-name="P13"/>
      <text:p text:style-name="Normal">You see for example, you get a positive value for Germany, which does not make sense.<text:s/></text:p>
      <text:p text:style-name="Normal"/>
      <text:p text:style-name="P14">Running the equations with disutility and 1-eq5d</text:p>
      <text:p text:style-name="P15"><text:span text:style-name="T16"><text:tab/></text:span><text:span text:style-name="T17"><text:tab/>observed_UK_3L Dutch_observed_3L GER_observed_3L FR_observed_3L SPAIN_observed_3L</text:span></text:p>
      <text:p text:style-name="P18"><text:span text:style-name="T19">Disutility <text:s text:c="8"/>-0.208 <text:s text:c="7"/>-0.1481541 <text:s text:c="7"/>-0.23791 <text:s text:c="4"/>-0.1031533 <text:s text:c="7"/>-0.2086528</text:span></text:p>
      <text:p text:style-name="Normal"/>
      <text:p text:style-name="Normal">The signs are correct now (all negative) but I’m not sure if this makes sense. Take Germany again for example. According to this, Germany will value this disutility with a higher value than UK but seeing the base case, I’d expect the opposite. Nevertheless, if you do base case – disutility, Germany is still larger than UK, which it’s expected. So, I’m confused.<text:s/></text:p>
      <text:p text:style-name="Normal">UK with disutility: 0.785 – 0.208 = 0.577</text:p>
      <text:p text:style-name="Normal">Germany with disutility =<text:s/>0.8773803 -<text:s/>0.23791<text:s/>=<text:s/>0.6394703</text:p>
      <text:p text:style-name="Normal">With France you also get something counterintuitive<text:s/>(at least to me)<text:s/>in the opposite direction. The base case is lower in France but the disutility is valued much less than in UK so that when you applied the disutility, the resulting value is larger than in UK.<text:s/>Do you think this make sense?</text:p>
      <text:p text:style-name="Normal">France with disutility =<text:s/>0.728855<text:s/>-<text:s/>0.1031533<text:s/>=<text:s/>0.6257017</text:p>
      <text:p text:style-name="P20"/>
      <text:p text:style-name="P21">Running the equations with<text:s/>base case -<text:s/>disutility and eq5d</text:p>
      <text:p text:style-name="P22"><text:span text:style-name="T23"><text:tab/><text:s text:c="15"/>observed_UK_3L Dutch_observed_3L GER_observed_3L FR_observed_3L SPAIN_observed_3L</text:span></text:p>
      <text:p text:style-name="P24"><text:span text:style-name="T25">Base case - Disutility <text:s text:c="9"/>0.577 <text:s text:c="8"/>0.6278117 <text:s text:c="6"/>0.7000985 <text:s text:c="5"/>0.5448028 <text:s text:c="8"/>0.5692157</text:span></text:p>
      <text:p text:style-name="P26"><text:span text:style-name="T27">Disutility <text:s text:c="8"/></text:span><text:span text:style-name="T28"><text:tab/></text:span><text:span text:style-name="T29"><text:tab/><text:s/>-0.208 <text:s text:c="7"/>-0.1715233 <text:s text:c="5"/>-0.1772818 <text:s text:c="4"/>-0.1840521 <text:s text:c="7"/>-0.2107812</text:span></text:p>
      <text:p text:style-name="Normal"/>
      <text:p text:style-name="Normal">As you can see, this is different from what you get with 1-eq5d. With this approach at least all resulting values are in line with the base case in terms or magnitude (from highest lo lowest): GER, NL, UK, SPA, FRA.<text:s/>Does this make sense? Intuitively, it’s what I’d expect. However, I still would expect the same order in the disutilities (but I may be wrong!) but that’s not the cas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ggboefpdpvb" style:display-name="ggboefpdpvb"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saac Corro</meta:initial-creator>
    <dc:creator>Isaac Corro</dc:creator>
    <meta:creation-date>2020-07-24T12:11:00Z</meta:creation-date>
    <dc:date>2020-07-24T14:04:00Z</dc:date>
    <meta:template xlink:href="Normal" xlink:type="simple"/>
    <meta:editing-cycles>1</meta:editing-cycles>
    <meta:editing-duration>PT2760S</meta:editing-duration>
    <meta:document-statistic meta:page-count="2" meta:paragraph-count="4" meta:word-count="344" meta:character-count="2301" meta:row-count="16" meta:non-whitespace-character-count="1961"/>
  </office:meta>
</office:document-meta>
</file>